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ffffff"/>
    </style:style>
    <style:style style:name="P3" style:family="paragraph" style:parent-style-name="Standard">
      <style:paragraph-properties fo:text-align="center" style:justify-single-word="false" fo:background-color="#99cc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4" style:family="paragraph" style:parent-style-name="Standard">
      <style:paragraph-properties fo:text-align="justify" style:justify-single-word="false" fo:background-color="#99ccff">
        <style:background-image/>
      </style:paragraph-properties>
      <style:text-properties fo:font-weight="bold" style:font-weight-asian="bold" style:font-weight-complex="bold"/>
    </style:style>
    <style:style style:name="P5" style:family="paragraph" style:parent-style-name="Standard">
      <style:paragraph-properties fo:text-align="center" style:justify-single-word="false" fo:break-before="page" fo:background-color="#99cc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Standard">
      <style:paragraph-properties fo:text-align="justify" style:justify-single-word="false"/>
      <style:text-properties fo:background-color="#ffffff"/>
    </style:style>
    <style:style style:name="P7" style:family="paragraph" style:parent-style-name="Standard" style:list-style-name="L1">
      <style:paragraph-properties fo:text-align="justify" style:justify-single-word="false"/>
      <style:text-properties fo:background-color="#ffffff"/>
    </style:style>
    <style:style style:name="P8" style:family="paragraph" style:parent-style-name="Standard" style:list-style-name="L2">
      <style:paragraph-properties fo:text-align="justify" style:justify-single-word="false"/>
      <style:text-properties fo:background-color="#ffffff"/>
    </style:style>
    <style:style style:name="P9" style:family="paragraph" style:parent-style-name="Standard" style:list-style-name="L1">
      <style:paragraph-properties fo:text-align="justify" style:justify-single-word="false"/>
    </style:style>
    <style:style style:name="P10" style:family="paragraph" style:parent-style-name="Standard">
      <style:paragraph-properties fo:text-align="justify" style:justify-single-word="false"/>
      <style:text-properties fo:font-style="normal" fo:background-color="#ffffff" style:font-style-asian="normal" style:font-style-complex="normal"/>
    </style:style>
    <style:style style:name="P11" style:family="paragraph" style:parent-style-name="Standard" style:list-style-name="L1">
      <style:paragraph-properties fo:text-align="justify" style:justify-single-word="false"/>
      <style:text-properties fo:font-style="normal" fo:background-color="#ffffff" style:font-style-asian="normal" style:font-style-complex="normal"/>
    </style:style>
    <style:style style:name="P12" style:family="paragraph" style:parent-style-name="Standard" style:list-style-name="L1">
      <style:paragraph-properties fo:text-align="justify" style:justify-single-word="false" fo:background-color="transparent">
        <style:background-image/>
      </style:paragraph-properties>
      <style:text-properties fo:background-color="transparent"/>
    </style:style>
    <style:style style:name="P13" style:family="paragraph" style:parent-style-name="Standard">
      <style:paragraph-properties fo:text-align="justify" style:justify-single-word="false" fo:background-color="#99ccff">
        <style:background-image/>
      </style:paragraph-properties>
    </style:style>
    <style:style style:name="T1" style:family="text">
      <style:text-properties fo:background-color="#ffffff"/>
    </style:style>
    <style:style style:name="T2" style:family="text">
      <style:text-properties fo:font-style="italic" fo:background-color="#ffffff" style:font-style-asian="italic" style:font-style-complex="italic"/>
    </style:style>
    <style:style style:name="T3" style:family="text">
      <style:text-properties fo:font-style="normal" fo:background-color="#ffffff"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asian="bold"/>
    </style:style>
    <style:style style:name="T7"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orkflow Extension for Joomla</text:p>
      <text:p text:style-name="Standard"/>
      <text:p text:style-name="P4">Características</text:p>
      <text:p text:style-name="P1"/>
      <text:p text:style-name="P1">Lista de características según el sitio web del fabricante:</text:p>
      <text:p text:style-name="P1"/>
      <text:list xml:id="list36207474" text:style-name="L1">
        <text:list-item>
          <text:p text:style-name="P7">Revisar, modificar y aprobar los cambios en un artículo antes de que se publiquen dichos cambios.</text:p>
        </text:list-item>
        <text:list-item>
          <text:p text:style-name="P7">Enviar los cambios en un artículo para su aprobación a través de correo electrónico</text:p>
        </text:list-item>
        <text:list-item>
          <text:p text:style-name="P7">Editar y guardar los cambios a los artículos publicados sin afectar el sitio en vivo</text:p>
        </text:list-item>
        <text:list-item>
          <text:p text:style-name="P7">Guardar notas sobre versiones del artículo</text:p>
        </text:list-item>
        <text:list-item>
          <text:p text:style-name="P7">Opcionalmente puede configurarse para que todos los contenido cambien de etapa automáticamente.</text:p>
        </text:list-item>
        <text:list-item>
          <text:p text:style-name="P7">Definir etapas para los contenidos de grupos específicos de usuarios</text:p>
        </text:list-item>
        <text:list-item>
          <text:p text:style-name="P7">Notificaciones de correo electrónico opcionales para el administrador de contenidos cuando cada etapa está lista para su revisión </text:p>
        </text:list-item>
        <text:list-item>
          <text:p text:style-name="P12">Historial de revisiones completo con acceso a todas las etapas y las versiones anteriores del contenido del artículo</text:p>
        </text:list-item>
        <text:list-item>
          <text:p text:style-name="P7">Puede desactivarse desde el fron-end</text:p>
        </text:list-item>
      </text:list>
      <text:p text:style-name="P2"/>
      <text:p text:style-name="P1"><text:a xlink:type="simple" xlink:href="https://www.fatica.net/products/joomla-workflow.html"><text:span text:style-name="T1">https://www.fatica.net/products/joomla-workflow.html</text:span></text:a></text:p>
      <text:p text:style-name="P2"/>
      <text:p text:style-name="P4">Ventajas</text:p>
      <text:p text:style-name="P1"/>
      <text:list xml:id="list36573084" text:continue-numbering="true" text:style-name="L1">
        <text:list-item>
          <text:p text:style-name="P7">Provee versionado de artículos, pudiendo deshacerse los cambios y comparar las distintas versiones de una misma publicación.</text:p>
        </text:list-item>
        <text:list-item>
          <text:p text:style-name="P7">Integrado al sistema de gestión de artículo de Joomla. Provee debajo del editor dos botones, uno para manejo de Workflow y otro para versionado.</text:p>
        </text:list-item>
        <text:list-item>
          <text:p text:style-name="P7">Puede publicarse un artículo en una determinada versión, y los cambios que se realicen sobre el mismo quedan sobre una nueva versión, que no se publica en el sitio hasta que no pase su revisión de acuerdo al workflow.</text:p>
        </text:list-item>
      </text:list>
      <text:p text:style-name="P2"/>
      <text:p text:style-name="P4">Desventajas</text:p>
      <text:p text:style-name="P1"/>
      <text:list xml:id="list36585094" text:continue-numbering="true" text:style-name="L1">
        <text:list-item>
          <text:p text:style-name="P7">No es gratuito, para utilizarlo hay que comparlo. Tiene un costro de u$s 29,99 comprando 1 a 10 licencias, o de u$s 19,99 comprando de 11 a 25.</text:p>
        </text:list-item>
        <text:list-item>
          <text:p text:style-name="P9"><text:span text:style-name="T1">No tiene una demo descargable que se pueda probar. Puede probarse online en </text:span><text:a xlink:type="simple" xlink:href="http://demo.fatica.net/" office:target-frame-name="_blank" xlink:show="new"><text:span text:style-name="T1">demo.fatica.net</text:span></text:a><text:span text:style-name="T1"> y además muestran un video muy simple de uso en </text:span><text:a xlink:type="simple" xlink:href="https://www.fatica.net/media/versioning/workflow.htm"><text:span text:style-name="T1">https://www.fatica.net/media/versioning/workflow.htm</text:span></text:a><text:span text:style-name="T1"> .</text:span></text:p>
        </text:list-item>
        <text:list-item>
          <text:p text:style-name="P7">No permite agregar grupos distintos de usuarios a los ya definidos por Joomla.</text:p>
        </text:list-item>
        <text:list-item>
          <text:p text:style-name="P7">Me pareció bastante sencillo, tiene muy pocas opciones de configuración y dudo que cumpla con lo que esperamos de un sistema de workflow de publicación de artículos.</text:p>
        </text:list-item>
      </text:list>
      <text:p text:style-name="Standard"/>
      <text:p text:style-name="P4">Test</text:p>
      <text:list xml:id="list36580650" text:continue-numbering="true" text:style-name="L1">
        <text:list-header>
          <text:p text:style-name="P7"/>
        </text:list-header>
      </text:list>
      <text:p text:style-name="P2">Lamentablemente no pude más que probarlo en el sitio mencionado y ver el video de uso que proporcionan, que me pareció muy poco ilustrativo.</text:p>
      <text:p text:style-name="P2">En el sitio, se puede loguear con los distintos usuarios joomla y probar con algunos artículos la utilización del Workflow.</text:p>
      <text:p text:style-name="P2">También observé que este software se instala como un plug-in de joomla.</text:p>
      <text:p text:style-name="P5">Article Factory Manager</text:p>
      <text:p text:style-name="Standard"/>
      <text:p text:style-name="P4">Características</text:p>
      <text:p text:style-name="P1"/>
      <text:p text:style-name="P1">Lista de características según el sitio web del fabricante:</text:p>
      <text:p text:style-name="P1"/>
      <text:list xml:id="list36573457" text:continue-numbering="true" text:style-name="L1">
        <text:list-item>
          <text:p text:style-name="P7"><text:bookmark text:name="result_box"/>Administración de artículos</text:p>
        </text:list-item>
        <text:list-item>
          <text:p text:style-name="P7">Presentación simplificada del sistema (para no confundir a los usuarios), incluyendo scheduling de artículos.</text:p>
        </text:list-item>
        <text:list-item>
          <text:p text:style-name="P7">Los usuarios pueden revisar sus artículos y volver a enviar o anular la publicación de los mismos.</text:p>
        </text:list-item>
        <text:list-item>
          <text:p text:style-name="P7">Sistema de Administración de aprobaciones</text:p>
        </text:list-item>
        <text:list-item>
          <text:p text:style-name="P7">Grupos restringidos (los grupos pueden ser limitados a publicar en las secciones o categorías designadas).</text:p>
        </text:list-item>
        <text:list-item>
          <text:p text:style-name="P7">Retroalimentación en relación con las razones para rechazar los artículos</text:p>
        </text:list-item>
        <text:list-item>
          <text:p text:style-name="P7">Permite establecer cuales etiquetas HTML son permitidas, el número de enlaces por artículo y mín. / máx. número de caracteres por artículo.</text:p>
        </text:list-item>
        <text:list-item>
          <text:p text:style-name="P7">Notificar al administrador; notificar al autor cuando un artículo es publicado.</text:p>
        </text:list-item>
        <text:list-item>
          <text:p text:style-name="P7">Caja de recursos para el autor</text:p>
        </text:list-item>
        <text:list-item>
          <text:p text:style-name="P7">Múltiples opciones de configuración para webmasters</text:p>
        </text:list-item>
      </text:list>
      <text:p text:style-name="P2"/>
      <text:p text:style-name="P2"><text:bookmark text:name="result_box1"/>Article Factory Manager es una herramienta muy útil para cualquier sitios de gestión de contenidos. Como el título lo inspira, es un gestor de artículos con numerosas características, como la creación de los artículos, editar, borrar, editar, etc También proporciona un nuevo sistema de aprobación, mucho más simple que el presente en el núcleo de Joomla.</text:p>
      <text:p text:style-name="P2"><text:line-break/>El workflow de aprobación (incluidas las notificaciones de correo electrónico) ofrece una serie de características que son muy importantes para el uso diario, como: Ver mis artículos, ver los artículos pendientes, razón de rechazo de un artículo, etc. Este flujo de trabajo incluye también un sistema de aprobación de artículos en el front-end para los administradores muy sencillo y rápido.</text:p>
      <text:p text:style-name="P2"><text:line-break/>Los administradores pueden establecer Etiquetas HTML permitidas, el número de enlaces por artículo, la restricción del recuento de palabras, etc. una caja de recursos para los autores, a fin de hacer más rápido el proceso de publicación.</text:p>
      <text:p text:style-name="P2"><text:line-break/>Article Manager también incluye un sistema que notifica al administrador por mail cada vez que un artículo está pendiente de aprobación y al autor de su publicación.</text:p>
      <text:p text:style-name="P2"/>
      <text:p text:style-name="P2">Más información en: </text:p>
      <text:p text:style-name="P2"/>
      <text:p text:style-name="P1"><text:a xlink:type="simple" xlink:href="http://www.thefactory.ro/free-joomla-extensions/content-management-suite/article-manager.html"><text:span text:style-name="T1">http://www.thefactory.ro/free-joomla-extensions/content-management-suite/article-manager.html</text:span></text:a></text:p>
      <text:p text:style-name="P2"/>
      <text:p text:style-name="P4">Ventajas</text:p>
      <text:p text:style-name="P1"/>
      <text:list xml:id="list36581402" text:continue-numbering="true" text:style-name="L1">
        <text:list-item>
          <text:p text:style-name="P7">Gran cantidad de opciones de configuración.</text:p>
        </text:list-item>
        <text:list-item>
          <text:p text:style-name="P7">Permite manejar una tabla con razones de rechazo de un artículo. O sea, están definidas de antemano las razones, no son al vuelo definidas por los administradores.</text:p>
        </text:list-item>
        <text:list-item>
          <text:p text:style-name="P7">Simplicidad de uso. No me pareció complicado.</text:p>
        </text:list-item>
      </text:list>
      <text:p text:style-name="P2"/>
      <text:p text:style-name="P4">Desventajas</text:p>
      <text:p text:style-name="P1"/>
      <text:list xml:id="list36578359" text:continue-numbering="true" text:style-name="L1">
        <text:list-item>
          <text:p text:style-name="P9"><text:soft-page-break/><text:span text:style-name="T1">No es gratuito, la licencia tiene un costo de 57,99</text:span><text:bookmark text:name="vm_full_price"/>€, aunque en este momento figura en promoción el el sitio web del fabricante en 37,99<text:bookmark text:name="vm_full_price1"/>€.</text:p>
        </text:list-item>
        <text:list-item>
          <text:p text:style-name="P9"><text:span text:style-name="T1">No tiene una demo descargable que se pueda probar. Puede probarse online en </text:span><text:a xlink:type="simple" xlink:href="http://articlemanager.thefactory.ro/" office:target-frame-name="_blank" xlink:show="new"><text:span text:style-name="T1">http://articlemanager.thefactory.ro/</text:span></text:a><text:span text:style-name="T1"> y además existe publicado un tutorial un tanto sencillo en </text:span><text:a xlink:type="simple" xlink:href="http://www.thefactory.ro/support/documentation/joomla-component-tutorial---article-factory-manager.html"><text:span text:style-name="T1">http://www.thefactory.ro/support/documentation/joomla-component-tutorial---article-factory-manager.html</text:span></text:a><text:span text:style-name="T1"> .</text:span></text:p>
        </text:list-item>
        <text:list-item>
          <text:p text:style-name="P7">Utiliza los usuarios definidos en Joomla, no permite la creación de otro tipos de usuarios – grupos.</text:p>
        </text:list-item>
        <text:list-item>
          <text:p text:style-name="P7">Es solo un sistema de gestión de artículos, con algunas de las características que necesitamos, pero no permite definir workflows propiamente dichos. Tiene definido un solo un workflow con dos estados, pendiente de aprobación y publicado.</text:p>
        </text:list-item>
      </text:list>
      <text:p text:style-name="Standard"/>
      <text:p text:style-name="P4">Test</text:p>
      <text:list xml:id="list36569068" text:continue-numbering="true" text:style-name="L1">
        <text:list-header>
          <text:p text:style-name="P7"/>
        </text:list-header>
      </text:list>
      <text:p text:style-name="P2">Hice pruebas sobre el sitio que ofrecen, y cumple con las características que publicita. Incluso intenté publicar un artículo muy corto, y no me lo permitió, por tener una cantidad de caracteres debajo del mínimo permitido.</text:p>
      <text:p text:style-name="P2"/>
      <text:p text:style-name="P2">De cualquier manera, parece útil para la gestión de archivos, pero no tiene flexibilidad en cuando a workflows.</text:p>
      <text:p text:style-name="P5">JWF – Joomla Workflow</text:p>
      <text:p text:style-name="Standard"/>
      <text:p text:style-name="P4">Características</text:p>
      <text:p text:style-name="P1"/>
      <text:p text:style-name="P1">Escenario de trabajo según el fabricante:</text:p>
      <text:p text:style-name="P1"/>
      <text:list xml:id="list36201719" text:style-name="L2">
        <text:list-item>
          <text:p text:style-name="P8"><text:bookmark text:name="result_box2"/>El Administrador quiere crear un nuevo flujo de trabajo para la publicación de contenidos en un determinado conjunto de categorías.</text:p>
        </text:list-item>
        <text:list-item>
          <text:p text:style-name="P8">El Administrador utilizará una pantalla de back-end para crear ese flujo de trabajo, puede especificar las categorías o secciones que quiere incluir en el flujo de trabajo.</text:p>
        </text:list-item>
        <text:list-item>
          <text:p text:style-name="P8">El administrador define las "estaciones" y los campos personalizados para cada estación y guarda el flujo de trabajo.</text:p>
        </text:list-item>
        <text:list-item>
          <text:p text:style-name="P8">Cuando un usuario publica un artículo, el evento onAfterSave se dispara, y el plugin captura este evento y se carga el controlador de componente que se corresponde con el tipo de contenido (controlador com_content en este caso)</text:p>
        </text:list-item>
        <text:list-item>
          <text:p text:style-name="P8"><text:bookmark text:name="result_box3"/>El controlador de componentes para "com_content" accede al controlador de acceso (Joomla ACL) para el flujo de trabajo actual y bloquea el artículo para todos los grupos de usuarios y lo desbloquea para el grupo ligado a la estación 2.</text:p>
        </text:list-item>
        <text:list-item>
          <text:p text:style-name="P8">Cuando un objeto llega a su estación se invoca un proceso que llama a todos los gestores registrados, uno de estos controladores enviará un correo electrónico a los usuarios de la estación indicando que el artículo está en espera de procesamiento.</text:p>
        </text:list-item>
        <text:list-item>
          <text:p text:style-name="P8">Algún usuario de la estación 2 accede a Joomla, a la sección "Artículos pendientes" (Accesible a través de frontend o backend), y llena los campos personalizados asignados a dicha estación (comentario y archivo adjunto) y pasa el artículo hasta la estación 3.</text:p>
        </text:list-item>
        <text:list-item>
          <text:p text:style-name="P8">El núcleo bloquea el artículo para todos, excepto la estación 3, el artículo continúa de manera similar hasta llegar a su destino final donde la "acción final" se decidirá.</text:p>
        </text:list-item>
      </text:list>
      <text:p text:style-name="P2"/>
      <text:p text:style-name="P1"><text:span text:style-name="T1">Para más información ver el documento “GSoC 2009 Proposal.pdf” en </text:span><text:a xlink:type="simple" xlink:href="http://mosmar.com/GSoC%202009%20Proposal.pdf"><text:span text:style-name="T1">http://mosmar.com/GSoC%202009%20Proposal.pdf</text:span></text:a></text:p>
      <text:p text:style-name="P2"/>
      <text:p text:style-name="P4">Ventajas</text:p>
      <text:p text:style-name="P1"/>
      <text:list xml:id="list36569507" text:continue-list="list36569068" text:style-name="L1">
        <text:list-item>
          <text:p text:style-name="P7">Es gratuito, no requiere compra de licencias.</text:p>
        </text:list-item>
        <text:list-item>
          <text:p text:style-name="P7">Se puede descargar y probar.</text:p>
        </text:list-item>
        <text:list-item>
          <text:p text:style-name="P7">Permite definir distintos tipos de workflows, asociados a distintas categorías o secciones. Es flexible en este sentido.</text:p>
        </text:list-item>
        <text:list-item>
          <text:p text:style-name="P7">Es software Open Source, por lo que su código está disponible y puede ser modificado para adaptarlo a lo que necesitamos.</text:p>
        </text:list-item>
      </text:list>
      <text:p text:style-name="P2"/>
      <text:p text:style-name="P4">Desventajas</text:p>
      <text:p text:style-name="P1"/>
      <text:list xml:id="list36587323" text:continue-numbering="true" text:style-name="L1">
        <text:list-item>
          <text:p text:style-name="P7">El proyecto parece estar abandonado.</text:p>
        </text:list-item>
        <text:list-item>
          <text:p text:style-name="P7">Utiliza los usuarios definidos en Joomla, no permite la creación de otro tipos de usuarios – grupos.</text:p>
        </text:list-item>
        <text:list-item>
          <text:p text:style-name="P7">No parece estar bien integrado a la gestión de artículos de Joomla</text:p>
        </text:list-item>
      </text:list>
      <text:p text:style-name="Standard"/>
      <text:p text:style-name="P4">Test</text:p>
      <text:list xml:id="list36584104" text:continue-numbering="true" text:style-name="L1">
        <text:list-header>
          <text:p text:style-name="P7"/>
        </text:list-header>
        <text:list-item>
          <text:p text:style-name="P7">Instalé el componente.</text:p>
        </text:list-item>
        <text:list-item>
          <text:p text:style-name="P9"><text:span text:style-name="T1">Cree los usuarios </text:span><text:span text:style-name="T2">autor</text:span><text:span text:style-name="T1">, </text:span><text:span text:style-name="T2">editor</text:span><text:span text:style-name="T1">, </text:span><text:span text:style-name="T2">gestor </text:span><text:span text:style-name="T1">para realizar las pruebas.</text:span></text:p>
        </text:list-item>
        <text:list-item>
          <text:p text:style-name="P9"><text:soft-page-break/><text:span text:style-name="T1">Como administrador, cree un workflow para los artículos de la categoría </text:span><text:span text:style-name="T2">General</text:span><text:span text:style-name="T3"> con 3 estaciones:</text:span></text:p>
          <text:list>
            <text:list-item>
              <text:p text:style-name="P11">Autor: Revisión del artículo por el mismo autor – para usuarios del grupo Author</text:p>
            </text:list-item>
            <text:list-item>
              <text:p text:style-name="P11">Editor: Revisión del artículo por un editor – para usuarios del grupo Editor</text:p>
            </text:list-item>
            <text:list-item>
              <text:p text:style-name="P11">Publicación: Ultima revisión y publicación – para usuarios del grupo Publisher</text:p>
            </text:list-item>
          </text:list>
        </text:list-item>
        <text:list-item>
          <text:p text:style-name="P11">Probé crear un artículo e ir pasando de estaciones hasta su ubicación final. Funcionó de acuerdo a los esperado.</text:p>
        </text:list-item>
      </text:list>
      <text:p text:style-name="P10"/>
      <text:p text:style-name="P13"><text:span text:style-name="T5">Consideraciones</text:span></text:p>
      <text:list xml:id="list36562546" text:continue-numbering="true" text:style-name="L1">
        <text:list-header>
          <text:p text:style-name="P7"/>
        </text:list-header>
        <text:list-item>
          <text:p text:style-name="P7">Lo instalé en Joomla 1.5 y solo permite definir los workflows entre los grupos de usuarios que viene por defecto con Joomla. Probé varias extensiones que modifican el ACL (Access Control List) de Joomla, pero evidentemente no modifican la tabla donde se guardan los grupos principales, sino que deben utilizar tablas propias. Solo me quedó por probra una extensión de este tipo que no era gratuita.</text:p>
          <text:p text:style-name="P7"/>
        </text:list-item>
        <text:list-item>
          <text:p text:style-name="P7">Lo probé también en Joomla 1.6, que permite definir grupos de usuario y permisos por defecto, y aquí si se modifica la tabla principal del ACL de Joomla y el workflow puede definirse para cualquier grupo de usuarios creado. Pero tuve dos problemas:</text:p>
          <text:list>
            <text:list-item>
              <text:p text:style-name="P7">La extensión no se integra bien con esta versión de Joomla, tiene problemas menores de visualización, entre otras cosas.</text:p>
            </text:list-item>
            <text:list-item>
              <text:p text:style-name="P7">No pude agregar un item en algún menú que me permitiera ver desde el Front-End la lista de artículos pendientes para el workflow del usuario registrado (Esto si lo pude hacer desde Joomla 1.5)</text:p>
            </text:list-item>
          </text:list>
        </text:list-item>
      </text:list>
      <text:p text:style-name="P5">Desarrollo propio de Workflow de publicación</text:p>
      <text:p text:style-name="Standard"/>
      <text:p text:style-name="P13"><text:span text:style-name="T5">Ventajas</text:span></text:p>
      <text:p text:style-name="P1"/>
      <text:list xml:id="list36575444" text:continue-numbering="true" text:style-name="L1">
        <text:list-item>
          <text:p text:style-name="P7">Experiencia del equipo en desarrollo de sistemas de workflow.</text:p>
        </text:list-item>
        <text:list-item>
          <text:p text:style-name="P7">Se puede editar el código de JWF ya existente.</text:p>
        </text:list-item>
        <text:list-item>
          <text:p text:style-name="P7">Total flexibilidad para desarrollarlo según los requerimientos.</text:p>
        </text:list-item>
      </text:list>
      <text:p text:style-name="P2"/>
      <text:p text:style-name="P4">Desventajas</text:p>
      <text:p text:style-name="P1"/>
      <text:list xml:id="list36587690" text:continue-numbering="true" text:style-name="L1">
        <text:list-item>
          <text:p text:style-name="P7">Deberíamos también desarrollar o usar alguna extensión existente para poder flexibilizar el manejo de usuarios y grupos (ACL) de Joomla 1.5 (podemos utilizar como referencia el que se implementó para Joomla 1.6).</text:p>
        </text:list-item>
        <text:list-item>
          <text:p text:style-name="P7">Requiere mayor cantidad de tiempo y esfuerzo.</text:p>
        </text:list-item>
      </text:list>
      <text:p text:style-name="Standard"/>
      <text:p text:style-name="P4">Test</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uis Aita</meta:initial-creator>
    <meta:creation-date>2010-01-06T16:42:01</meta:creation-date>
    <dc:date>2010-01-13T16:45:59.09</dc:date>
    <dc:creator>Luis Ignacio Aita</dc:creator>
    <meta:editing-duration>PT08H04M30S</meta:editing-duration>
    <meta:editing-cycles>25</meta:editing-cycles>
    <meta:generator>OpenOffice.org/3.1$Win32 OpenOffice.org_project/310m11$Build-9399</meta:generator>
    <meta:document-statistic meta:table-count="0" meta:image-count="0" meta:object-count="0" meta:page-count="6" meta:paragraph-count="100" meta:word-count="1619" meta:character-count="10151"/>
  </office:meta>
</office:document-meta>
</file>